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left="1.9694in" fo:text-indent="0.4923in">
        <style:tab-stops/>
      </style:paragraph-properties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paragraph-properties fo:margin-left="1.9694in" fo:text-indent="0.4923in">
        <style:tab-stops/>
      </style:paragraph-properties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4"><text:s text:c="10"/><text:span text:style-name="T5"><text:s/>LAB 10</text:span></text:p>
      <text:p text:style-name="P6">Muhammad Saad Aslam</text:p>
      <text:p text:style-name="P7">FA17-BECE-0028</text:p>
      <text:p text:style-name="P8"/>
      <text:p text:style-name="P9"/>
      <text:p text:style-name="P10">CODE:</text:p>
      <text:p text:style-name="P11"/>
      <text:p text:style-name="Standard"><text:span text:style-name="T12"><draw:frame draw:z-index="251658240" draw:style-name="a0" draw:name="Image1" text:anchor-type="paragraph" svg:x="0in" svg:y="0in" svg:width="6.9252in" svg:height="3.9272in" style:rel-width="scale" style:rel-height="scale"><draw:image xlink:href="media/image1.png" xlink:type="simple" xlink:show="embed" xlink:actuate="onLoad"/><svg:title/><svg:desc/></draw:frame></text:span></text:p>
      <text:p text:style-name="P13">OUTPUT:</text:p>
      <text:p text:style-name="P14"/>
      <text:soft-page-break/>
      <text:p text:style-name="Standard"><text:span text:style-name="T15"><draw:frame draw:z-index="251659264" draw:style-name="a1" draw:name="Image2" text:anchor-type="paragraph" svg:x="0in" svg:y="0in" svg:width="6.9252in" svg:height="3.466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Header">Student Name:<text:s/><text:span text:style-name="T2">Muhammad Kamran</text:span><text:tab/><text:tab/>Student ID:<text:s/><text:span text:style-name="T3">FA17-BECE-0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19-12-09T17:37:00Z</meta:creation-date>
    <dc:date>2019-12-09T17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11" meta:character-count="75" meta:row-count="1" meta:non-whitespace-character-count="65"/>
  </office:meta>
</office:document-meta>
</file>